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80000000A4CA76C28B79DF1856.png" manifest:media-type="image/png"/>
  <manifest:file-entry manifest:full-path="Pictures/100002000000002000000020A6BB2897B4B7679A.png" manifest:media-type="image/png"/>
  <manifest:file-entry manifest:full-path="Pictures/100002000000000B0000000BD6B3BCE7DE888F30.gif" manifest:media-type="image/gif"/>
  <manifest:file-entry manifest:full-path="Pictures/1000036A0000036900000369BC9953444F916291.svg" manifest:media-type="image/svg+xml"/>
  <manifest:file-entry manifest:full-path="Pictures/1000020000000020000000206284DE9C05FFED8F.png" manifest:media-type="image/png"/>
  <manifest:file-entry manifest:full-path="Pictures/1000024E00000369000003695ACD3091A068412A.svg" manifest:media-type="image/svg+xml"/>
  <manifest:file-entry manifest:full-path="Pictures/100000FE0000036900000369F227B11B8E0377E0.svg" manifest:media-type="image/svg+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OpenSymbol2" svg:font-family="OpenSymbol" style:font-adornments="Regular" style:font-charset="x-symbol"/>
    <style:font-face style:name="OpenSymbol1" svg:font-family="OpenSymbol"/>
    <style:font-face style:name="StarSymbol" svg:font-family="StarSymbol"/>
    <style:font-face style:name="Liberation Sans5"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652cm" style:rel-column-width="22175*"/>
    </style:style>
    <style:style style:name="Table2.B" style:family="table-column">
      <style:table-column-properties style:column-width="5.514cm" style:rel-column-width="21636*"/>
    </style:style>
    <style:style style:name="Table2.C" style:family="table-column">
      <style:table-column-properties style:column-width="5.537cm" style:rel-column-width="21724*"/>
    </style:style>
    <style:style style:name="Table3" style:family="table">
      <style:table-properties style:width="16.702cm" table:align="margins"/>
    </style:style>
    <style:style style:name="Table3.A" style:family="table-column">
      <style:table-column-properties style:column-width="5.567cm" style:rel-column-width="21845*"/>
    </style:style>
    <style:style style:name="Table3.A1" style:family="table-cell">
      <style:table-cell-properties fo:padding="0cm" fo:border="none"/>
    </style:style>
    <style:style style:name="Table1" style:family="table">
      <style:table-properties style:width="16.702cm" fo:margin-left="0cm" fo:margin-right="0cm" fo:margin-top="0.101cm" fo:margin-bottom="0.499cm" table:align="margins" fo:keep-with-next="auto" style:may-break-between-rows="false"/>
    </style:style>
    <style:style style:name="Table1.A" style:family="table-column">
      <style:table-column-properties style:column-width="4.36cm" style:rel-column-width="17107*"/>
    </style:style>
    <style:style style:name="Table1.B" style:family="table-column">
      <style:table-column-properties style:column-width="12.342cm" style:rel-column-width="48428*"/>
    </style:style>
    <style:style style:name="Table1.1" style:family="table-row">
      <style:table-row-properties fo:keep-together="always"/>
    </style:style>
    <style:style style:name="Table1.A1" style:family="table-cell">
      <style:table-cell-properties fo:background-color="#e6e6e6" fo:padding="0.097cm" fo:border-left="none" fo:border-right="none" fo:border-top="0.05pt solid #000000" fo:border-bottom="0.05pt solid #000000">
        <style:background-image/>
      </style:table-cell-properties>
    </style:style>
    <style:style style:name="Table1.A2" style:family="table-cell">
      <style:table-cell-properties style:vertical-align="middle" fo:background-color="transparent" fo:padding="0.097cm" fo:border-left="none" fo:border-right="none" fo:border-top="0.05pt solid #000000" fo:border-bottom="0.05pt solid #000000">
        <style:background-image/>
      </style:table-cell-properties>
    </style:style>
    <style:style style:name="Table1.A3" style:family="table-cell">
      <style:table-cell-properties style:vertical-align="middle" fo:background-color="transparent" fo:padding="0.097cm" fo:border-left="none" fo:border-right="none" fo:border-top="none" fo:border-bottom="0.05pt solid #000000">
        <style:background-image/>
      </style:table-cell-properties>
    </style:style>
    <style:style style:name="Table1.A5" style:family="table-cell">
      <style:table-cell-properties style:vertical-align="middle" fo:background-color="#ffffff" fo:padding="0.097cm" fo:border-left="none" fo:border-right="none" fo:border-top="none" fo:border-bottom="0.05pt solid #000000">
        <style:background-image/>
      </style:table-cell-properties>
    </style:style>
    <style:style style:name="Table5" style:family="table">
      <style:table-properties style:width="16.713cm" fo:margin-left="0cm" fo:margin-right="-0.011cm" fo:margin-top="0.3cm" fo:margin-bottom="0.7cm" table:align="margins" style:may-break-between-rows="true"/>
    </style:style>
    <style:style style:name="Table5.A" style:family="table-column">
      <style:table-column-properties style:column-width="4.426cm" style:rel-column-width="17355*"/>
    </style:style>
    <style:style style:name="Table5.B" style:family="table-column">
      <style:table-column-properties style:column-width="6.085cm" style:rel-column-width="23865*"/>
    </style:style>
    <style:style style:name="Table5.C" style:family="table-column">
      <style:table-column-properties style:column-width="6.2cm" style:rel-column-width="24315*"/>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4ff219"/>
    </style:style>
    <style:style style:name="P3" style:family="paragraph" style:parent-style-name="Definition_20_Term">
      <style:text-properties officeooo:paragraph-rsid="0090da4e"/>
    </style:style>
    <style:style style:name="P4" style:family="paragraph" style:parent-style-name="Definition_20_Term">
      <style:text-properties officeooo:paragraph-rsid="009e6006"/>
    </style:style>
    <style:style style:name="P5" style:family="paragraph" style:parent-style-name="Text_20_body_20_indent">
      <style:text-properties officeooo:paragraph-rsid="0090da4e"/>
    </style:style>
    <style:style style:name="P6" style:family="paragraph" style:parent-style-name="Text_20_body_20_indent">
      <style:text-properties officeooo:paragraph-rsid="009e6006"/>
    </style:style>
    <style:style style:name="P7" style:family="paragraph" style:parent-style-name="Text_20_Note">
      <style:text-properties officeooo:paragraph-rsid="0090da4e"/>
    </style:style>
    <style:style style:name="P8" style:family="paragraph" style:parent-style-name="Text_20_Note">
      <style:text-properties officeooo:paragraph-rsid="009e6006"/>
    </style:style>
    <style:style style:name="P9" style:family="paragraph" style:parent-style-name="Table_20_Heading">
      <style:text-properties officeooo:paragraph-rsid="0090da4e"/>
    </style:style>
    <style:style style:name="P10" style:family="paragraph" style:parent-style-name="Text_20_body" style:master-page-name="">
      <style:paragraph-properties fo:keep-together="always" fo:orphans="0" fo:widows="0" style:page-number="auto"/>
      <style:text-properties officeooo:paragraph-rsid="0090da4e"/>
    </style:style>
    <style:style style:name="P11" style:family="paragraph" style:parent-style-name="Text_20_body" style:master-page-name="">
      <style:paragraph-properties fo:keep-together="always" fo:orphans="0" fo:widows="0" style:page-number="auto"/>
      <style:text-properties officeooo:paragraph-rsid="009e6006"/>
    </style:style>
    <style:style style:name="P12" style:family="paragraph" style:parent-style-name="Text_20_body" style:master-page-name="">
      <style:paragraph-properties style:page-number="auto"/>
      <style:text-properties officeooo:paragraph-rsid="0090da4e"/>
    </style:style>
    <style:style style:name="P13" style:family="paragraph" style:parent-style-name="Guide_20_Name">
      <style:text-properties fo:language="en" fo:country="US"/>
    </style:style>
    <style:style style:name="P14" style:family="paragraph" style:parent-style-name="Text_20_body">
      <style:text-properties officeooo:paragraph-rsid="0066877d"/>
    </style:style>
    <style:style style:name="P15" style:family="paragraph" style:parent-style-name="Text_20_body">
      <style:text-properties officeooo:paragraph-rsid="0090da4e"/>
    </style:style>
    <style:style style:name="P16" style:family="paragraph" style:parent-style-name="Text_20_body">
      <style:text-properties officeooo:rsid="00ceb122" officeooo:paragraph-rsid="0090da4e"/>
    </style:style>
    <style:style style:name="P17" style:family="paragraph" style:parent-style-name="Text_20_body">
      <style:text-properties officeooo:rsid="00416c78" officeooo:paragraph-rsid="00a6d37b"/>
    </style:style>
    <style:style style:name="P18" style:family="paragraph" style:parent-style-name="Text_20_body">
      <style:text-properties officeooo:paragraph-rsid="00a6d37b"/>
    </style:style>
    <style:style style:name="P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d53a3f" officeooo:paragraph-rsid="0090da4e" style:font-size-asian="10pt" style:font-style-asian="normal" style:font-weight-asian="normal" style:font-size-complex="10pt" style:font-style-complex="normal" style:font-weight-complex="normal" style:text-overline-style="none" style:text-overline-color="font-color"/>
    </style:style>
    <style:style style:name="P20" style:family="paragraph" style:parent-style-name="Table_20_Contents">
      <style:text-properties fo:font-size="10pt" officeooo:paragraph-rsid="0090da4e" style:font-size-asian="10pt" style:font-size-complex="10pt"/>
    </style:style>
    <style:style style:name="P21" style:family="paragraph" style:parent-style-name="Table_20_Contents">
      <style:paragraph-properties fo:text-align="start" style:justify-single-word="false"/>
      <style:text-properties officeooo:paragraph-rsid="0090da4e"/>
    </style:style>
    <style:style style:name="P22" style:family="paragraph" style:parent-style-name="Table_20_Contents">
      <style:text-properties officeooo:paragraph-rsid="0090da4e"/>
    </style:style>
    <style:style style:name="P23" style:family="paragraph" style:parent-style-name="Table_20_Contents">
      <style:text-properties officeooo:rsid="008fda2b"/>
    </style:style>
    <style:style style:name="P24" style:family="paragraph" style:parent-style-name="Table_20_Contents">
      <style:text-properties officeooo:rsid="00945b6d" officeooo:paragraph-rsid="00945b6d"/>
    </style:style>
    <style:style style:name="P25" style:family="paragraph" style:parent-style-name="Table_20_Contents">
      <style:text-properties officeooo:rsid="009a84df" officeooo:paragraph-rsid="009a84df"/>
    </style:style>
    <style:style style:name="P26" style:family="paragraph" style:parent-style-name="Contents_20_1">
      <style:paragraph-properties>
        <style:tab-stops>
          <style:tab-stop style:position="16.702cm" style:type="right" style:leader-style="dotted" style:leader-text="."/>
        </style:tab-stops>
      </style:paragraph-properties>
    </style:style>
    <style:style style:name="P27" style:family="paragraph" style:parent-style-name="Contents_20_2">
      <style:paragraph-properties>
        <style:tab-stops>
          <style:tab-stop style:position="16.203cm" style:type="right" style:leader-style="dotted" style:leader-text="."/>
        </style:tab-stops>
      </style:paragraph-properties>
    </style:style>
    <style:style style:name="P28" style:family="paragraph" style:parent-style-name="Caption" style:master-page-name="">
      <style:paragraph-properties fo:margin-top="0.199cm" fo:margin-bottom="0cm" style:contextual-spacing="false" style:page-number="auto" fo:keep-with-next="always" style:writing-mode="page"/>
      <style:text-properties officeooo:paragraph-rsid="0090da4e"/>
    </style:style>
    <style:style style:name="P29" style:family="paragraph" style:parent-style-name="Title">
      <style:text-properties fo:color="#000000" loext:opacity="100%" style:font-name="Liberation Sans1" fo:font-size="32pt" fo:font-style="italic" fo:font-weight="normal" officeooo:rsid="008fda2b" officeooo:paragraph-rsid="008fda2b" style:font-name-asian="Noto Sans Mono CJK JP" style:font-size-asian="18pt" style:font-weight-asian="bold" style:font-name-complex="Noto Sans" style:font-size-complex="18pt" style:font-weight-complex="bold"/>
    </style:style>
    <style:style style:name="P30" style:family="paragraph" style:parent-style-name="Guide_20_Name" style:master-page-name="First_20_Page">
      <style:paragraph-properties style:page-number="auto" fo:break-before="page"/>
      <style:text-properties fo:language="en" fo:country="US"/>
    </style:style>
    <style:style style:name="P31" style:family="paragraph" style:parent-style-name="Heading_20_1">
      <style:text-properties officeooo:paragraph-rsid="00443ab7"/>
    </style:style>
    <style:style style:name="P32" style:family="paragraph" style:parent-style-name="Heading_20_1">
      <style:text-properties officeooo:paragraph-rsid="00a4b42c"/>
    </style:style>
    <style:style style:name="P33" style:family="paragraph" style:parent-style-name="Heading_20_1">
      <style:text-properties officeooo:paragraph-rsid="0090da4e"/>
    </style:style>
    <style:style style:name="P34" style:family="paragraph" style:parent-style-name="Heading_20_1">
      <style:text-properties officeooo:rsid="00c9700a" officeooo:paragraph-rsid="0090da4e"/>
    </style:style>
    <style:style style:name="P35" style:family="paragraph" style:parent-style-name="Heading_20_1" style:master-page-name="Front_20_Matter">
      <style:paragraph-properties style:page-number="auto"/>
      <style:text-properties fo:language="en" fo:country="US"/>
    </style:style>
    <style:style style:name="P36" style:family="paragraph" style:parent-style-name="Heading_20_1" style:master-page-name="Standard">
      <style:paragraph-properties style:page-number="auto" fo:break-before="auto" fo:break-after="auto"/>
      <style:text-properties fo:language="en" fo:country="US"/>
    </style:style>
    <style:style style:name="P37" style:family="paragraph" style:parent-style-name="Heading_20_2">
      <style:text-properties officeooo:paragraph-rsid="0090da4e"/>
    </style:style>
    <style:style style:name="P38" style:family="paragraph" style:parent-style-name="Heading_20_Note">
      <style:text-properties officeooo:paragraph-rsid="009e6006"/>
    </style:style>
    <style:style style:name="P39" style:family="paragraph" style:parent-style-name="Heading_20_Tip">
      <style:text-properties officeooo:paragraph-rsid="0090da4e"/>
    </style:style>
    <style:style style:name="P40" style:family="paragraph" style:parent-style-name="Text_20_body" style:list-style-name="L1"/>
    <style:style style:name="P41" style:family="paragraph" style:parent-style-name="Text_20_body" style:list-style-name="L1">
      <style:text-properties officeooo:paragraph-rsid="00a03c4c"/>
    </style:style>
    <style:style style:name="P42" style:family="paragraph" style:parent-style-name="Text_20_body" style:list-style-name="L1">
      <style:text-properties officeooo:paragraph-rsid="0090da4e"/>
    </style:style>
    <style:style style:name="P43" style:family="paragraph" style:parent-style-name="Text_20_body" style:list-style-name="L1">
      <style:text-properties officeooo:rsid="0123ae48" officeooo:paragraph-rsid="0090da4e"/>
    </style:style>
    <style:style style:name="P44" style:family="paragraph" style:parent-style-name="Text_20_body" style:list-style-name="L1">
      <style:text-properties officeooo:rsid="0127216d" officeooo:paragraph-rsid="0090da4e"/>
    </style:style>
    <style:style style:name="T1" style:family="text">
      <style:text-properties fo:font-size="10pt" fo:language="en" fo:country="US" style:font-size-asian="10pt" style:font-size-complex="10pt"/>
    </style:style>
    <style:style style:name="T2" style:family="text">
      <style:text-properties fo:font-size="10pt" fo:language="en" fo:country="US" fo:font-style="italic" style:font-size-asian="10pt" style:font-style-asian="italic" style:font-size-complex="10pt" style:font-style-complex="italic"/>
    </style:style>
    <style:style style:name="T3" style:family="text">
      <style:text-properties fo:font-size="10pt" fo:language="en" fo:country="US" fo:font-style="italic" officeooo:rsid="00945b6d" style:font-size-asian="10pt" style:font-style-asian="italic" style:font-size-complex="10pt" style:font-style-complex="italic"/>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draw:frame draw:style-name="fr1" draw:name="Image1" text:anchor-type="as-char" svg:width="12.959cm" svg:height="3.318cm" draw:z-index="0"><draw:image xlink:href="Pictures/1000000000000280000000A4CA76C28B79DF1856.png" xlink:type="simple" xlink:show="embed" xlink:actuate="onLoad" draw:mime-type="image/png"/></draw:frame></text:p>
      <text:p text:style-name="P13"><text:user-defined style:data-style-name="N0" text:name="Guide Name">Writer Guide</text:user-defined></text:p>
      <text:p text:style-name="P29">Preface</text:p>
      <text:p text:style-name="Subtitle"/>
      <text:section text:style-name="Sect1" text:name="Section1" text:condition="ooow:book eq 1" text:display="condition">
        <text:h text:style-name="P35" text:outline-level="1"><text:bookmark-start text:name="__RefHeading__5636_1566568644"/>Copyright<text:bookmark-end text:name="__RefHeading__5636_1566568644"/></text:h>
        <text:p text:style-name="Text_20_body">This document is Copyright © 2021 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Text_20_body"><text:bookmark-start text:name="__RefHeading___Toc1847_1473846649"/><text:span text:style-name="Strong_20_Emphasis">To this edition</text:span><text:bookmark-end text:name="__RefHeading___Toc1847_1473846649"/></text:p>
        <table:table table:name="Table2" table:style-name="Table2">
          <table:table-column table:style-name="Table2.A"/>
          <table:table-column table:style-name="Table2.B"/>
          <table:table-column table:style-name="Table2.C"/>
          <table:table-row table:style-name="TableLine1055545696">
            <table:table-cell table:style-name="TableBox1055546944" office:value-type="string">
              <text:p text:style-name="P23">Rafael Lima</text:p>
            </table:table-cell>
            <table:table-cell table:style-name="TableBox1055395024" office:value-type="string">
              <text:p text:style-name="P24">Jean Hollis Weber</text:p>
            </table:table-cell>
            <table:table-cell table:style-name="TableBox1055395392" office:value-type="string">
              <text:p text:style-name="P25">Kees Kriek</text:p>
            </table:table-cell>
          </table:table-row>
        </table:table>
        <text:p text:style-name="Text_20_body"><text:bookmark-start text:name="__RefHeading___Toc28529_3211575895"/><text:span text:style-name="Strong_20_Emphasis">To previous editions</text:span><text:bookmark-end text:name="__RefHeading___Toc28529_3211575895"/></text:p>
        <table:table table:name="Table3" table:style-name="Table3">
          <table:table-column table:style-name="Table3.A" table:number-columns-repeated="3"/>
          <table:table-row table:style-name="TableLine1055547984">
            <table:table-cell table:style-name="Table3.A1" office:value-type="string">
              <text:p text:style-name="Table_20_Contents">Jean Hollis Weber</text:p>
            </table:table-cell>
            <table:table-cell table:style-name="Table3.A1" office:value-type="string">
              <text:p text:style-name="Table_20_Contents">Bruce Byfield</text:p>
            </table:table-cell>
            <table:table-cell table:style-name="Table3.A1" office:value-type="string">
              <text:p text:style-name="Table_20_Contents">Gillian Pollack</text:p>
            </table:table-cell>
          </table:table-row>
        </table:table>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47338761" text:style-name="Heading_20_Note">
          <text:list-item>
            <text:p text:style-name="Heading_20_Note">Note</text:p>
          </text:list-item>
        </text:list>
        <text:p text:style-name="Text_20_Note">Everything you send to a mailing list, including your email address and any other personal information that is written in the message, is publicly archived and cannot be deleted.</text:p>
        <text:h text:style-name="Heading_20_2" text:outline-level="2"><text:bookmark-start text:name="__RefHeading__5644_1566568644"/>Publication date and software version<text:bookmark-end text:name="__RefHeading__5644_1566568644"/></text:h>
        <text:p text:style-name="P18">Published April <text:date style:data-style-name="N107" text:date-value="2021-04-10T13:56:16.132974936" text:fixed="true">2021</text:date>. Based on LibreOffice <text:user-defined style:data-style-name="N0" text:name="LibreOffice Version">7.1</text:user-defined><text:s/>Community.<text:line-break/>Other versions of LibreOffice may differ in appearance and functionality.</text:p>
        <text:p text:style-name="Text_20_body"/>
        <text:table-of-content text:style-name="Sect1" text:protected="true" text:name="Table of Contents2">
          <text:table-of-content-source text:outline-level="3" text:use-index-marks="false">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Contents</text:p>
            </text:index-title>
            <text:p text:style-name="P26"><text:a xlink:type="simple" xlink:href="#__RefHeading__5636_1566568644" text:style-name="Index_20_Link" text:visited-style-name="Index_20_Link">Copyright<text:tab/>2</text:a></text:p>
            <text:p text:style-name="P27"><text:a xlink:type="simple" xlink:href="#__RefHeading__5638_1566568644" text:style-name="Index_20_Link" text:visited-style-name="Index_20_Link">Contributors<text:tab/>2</text:a></text:p>
            <text:p text:style-name="P27"><text:a xlink:type="simple" xlink:href="#__RefHeading___Toc4648_402817234" text:style-name="Index_20_Link" text:visited-style-name="Index_20_Link">Feedback<text:tab/>2</text:a></text:p>
            <text:p text:style-name="P27"><text:a xlink:type="simple" xlink:href="#__RefHeading__5644_1566568644" text:style-name="Index_20_Link" text:visited-style-name="Index_20_Link">Publication date and software version<text:tab/>2</text:a></text:p>
            <text:p text:style-name="P26"><text:a xlink:type="simple" xlink:href="#__RefHeading___Toc1331_4256543436" text:style-name="Index_20_Link" text:visited-style-name="Index_20_Link">Who is this book for?<text:tab/>4</text:a></text:p>
            <text:p text:style-name="P26"><text:a xlink:type="simple" xlink:href="#__RefHeading___Toc1771_4135320096" text:style-name="Index_20_Link" text:visited-style-name="Index_20_Link">What’s in this book?<text:tab/>4</text:a></text:p>
            <text:p text:style-name="P26"><text:a xlink:type="simple" xlink:href="#__RefHeading___Toc1773_4135320096" text:style-name="Index_20_Link" text:visited-style-name="Index_20_Link">Minimum requirements for using LibreOffice<text:tab/>4</text:a></text:p>
            <text:p text:style-name="P26"><text:a xlink:type="simple" xlink:href="#__RefHeading___Toc7833_133652940" text:style-name="Index_20_Link" text:visited-style-name="Index_20_Link">How to get LibreOffice<text:tab/>4</text:a></text:p>
            <text:p text:style-name="P26"><text:a xlink:type="simple" xlink:href="#__RefHeading___Toc7835_133652940" text:style-name="Index_20_Link" text:visited-style-name="Index_20_Link">Installing LibreOffice<text:tab/>4</text:a></text:p>
            <text:p text:style-name="P26"><text:a xlink:type="simple" xlink:href="#__RefHeading___Toc6767_3904770687" text:style-name="Index_20_Link" text:visited-style-name="Index_20_Link">Setting up and customizing LibreOffice<text:tab/>4</text:a></text:p>
            <text:p text:style-name="P26"><text:a xlink:type="simple" xlink:href="#__RefHeading__3640_1802778174" text:style-name="Index_20_Link" text:visited-style-name="Index_20_Link">Extensions and add-ons<text:tab/>5</text:a></text:p>
            <text:p text:style-name="P26"><text:a xlink:type="simple" xlink:href="#__RefHeading___Toc7837_133652940" text:style-name="Index_20_Link" text:visited-style-name="Index_20_Link">Where to get more help<text:tab/>5</text:a></text:p>
            <text:p text:style-name="P27"><text:a xlink:type="simple" xlink:href="#__RefHeading__22027_697337876" text:style-name="Index_20_Link" text:visited-style-name="Index_20_Link">Help system<text:tab/>5</text:a></text:p>
            <text:p text:style-name="P27"><text:a xlink:type="simple" xlink:href="#__RefHeading___Toc7839_133652940" text:style-name="Index_20_Link" text:visited-style-name="Index_20_Link">Other free online support<text:tab/>6</text:a></text:p>
            <text:p text:style-name="P27"><text:a xlink:type="simple" xlink:href="#__RefHeading___Toc7835_3166819843" text:style-name="Index_20_Link" text:visited-style-name="Index_20_Link">Paid support and training<text:tab/>6</text:a></text:p>
            <text:p text:style-name="P26"><text:a xlink:type="simple" xlink:href="#__RefHeading___Toc1107_1242887009" text:style-name="Index_20_Link" text:visited-style-name="Index_20_Link">What you see may be different<text:tab/>6</text:a></text:p>
            <text:p text:style-name="P27"><text:a xlink:type="simple" xlink:href="#__RefHeading__11257_2075352164" text:style-name="Index_20_Link" text:visited-style-name="Index_20_Link">Illustrations<text:tab/>6</text:a></text:p>
            <text:p text:style-name="P27"><text:a xlink:type="simple" xlink:href="#__RefHeading__7596_641027044" text:style-name="Index_20_Link" text:visited-style-name="Index_20_Link">Icons<text:tab/>7</text:a></text:p>
            <text:p text:style-name="P26"><text:a xlink:type="simple" xlink:href="#__RefHeading__11174_1241987491" text:style-name="Index_20_Link" text:visited-style-name="Index_20_Link">Using LibreOffice on macOS<text:tab/>7</text:a></text:p>
            <text:p text:style-name="P26"><text:a xlink:type="simple" xlink:href="#__RefHeading__11261_2075352164" text:style-name="Index_20_Link" text:visited-style-name="Index_20_Link">Frequently asked questions<text:tab/>7</text:a></text:p>
          </text:index-body>
        </text:table-of-content>
        <text:p text:style-name="P14"/>
      </text:section>
      <text:h text:style-name="P36" text:outline-level="1"><text:bookmark-start text:name="__RefHeading___Toc1331_4256543436"/>Who is this book for?<text:bookmark-end text:name="__RefHeading___Toc1331_4256543436"/></text:h>
      <text:p text:style-name="Text_20_body">LibreOffice is a feature-rich, free, and open source office suite. It includes several powerful applications for word processing, spreadsheets, presentations, graphics, databases, and formula editing. Writer is the word-processing application. It is compatible with a wide range of document formats including Microsoft Word (.doc, .docx), and you can export your work in several formats including PDF.</text:p>
      <text:p text:style-name="Text_20_body">Anyone who wants to get up to speed quickly with Writer will find this book valuable. You may be new to word processing software, or you may be familiar with another office suite.</text:p>
      <text:h text:style-name="Heading_20_1" text:outline-level="1"><text:bookmark-start text:name="__RefHeading___Toc1771_4135320096"/>What’s in this book?<text:bookmark-end text:name="__RefHeading___Toc1771_4135320096"/></text:h>
      <text:p text:style-name="P17">This book introduces the main features of Writer, the word processor component of LibreOffice, and provides instructions for their use.</text:p>
      <text:h text:style-name="P31" text:outline-level="1"><text:bookmark-start text:name="__RefHeading___Toc1773_4135320096"/>Minimum requirements for using LibreOffice<text:bookmark-end text:name="__RefHeading___Toc1773_4135320096"/></text:h>
      <text:p text:style-name="P15">For a detailed list of requirements and operating systems supported, see the LibreOffice website, <text:a xlink:type="simple" xlink:href="https://www.libreoffice.org/get-help/system-requirements/" text:style-name="Internet_20_link" text:visited-style-name="Visited_20_Internet_20_Link">https://www.libreoffice.org/get-help/system-requirements/</text:a>.</text:p>
      <text:h text:style-name="P32" text:outline-level="1"><text:bookmark-start text:name="__RefHeading___Toc7833_133652940"/>How to get LibreOffice<text:bookmark-end text:name="__RefHeading___Toc7833_133652940"/></text:h>
      <text:p text:style-name="Text_20_body">Versions of LibreOffice Community for Windows, Linux, and macOS are freely available and can be downloaded from <text:a xlink:type="simple" xlink:href="https://www.libreoffice.org/download" text:style-name="Internet_20_link" text:visited-style-name="Visited_20_Internet_20_Link">https://www.libreoffice.org/download</text:a>. Linux users will also find a version of LibreOffice included by default in the majority of Linux distributions. Portable and other versions of LibreOffice are listed on the download page. Linux, Enterprise, Online, and other versions may differ in appearance and functionality from the descriptions in this book.</text:p>
      <text:h text:style-name="P33" text:outline-level="1"><text:bookmark-start text:name="__RefHeading___Toc7835_133652940"/>Installing LibreOffice<text:bookmark-end text:name="__RefHeading___Toc7835_133652940"/></text:h>
      <text:p text:style-name="P15">Information on installing and setting up LibreOffice on the various supported operating systems is given here: <text:a xlink:type="simple" xlink:href="https://www.libreoffice.org/get-help/install-howto/" text:style-name="Internet_20_link" text:visited-style-name="Visited_20_Internet_20_Link">https://www.libreoffice.org/get-help/install-howto/</text:a>.</text:p>
      <text:h text:style-name="P34" text:outline-level="1"><text:bookmark-start text:name="__RefHeading___Toc6767_3904770687"/>Setting up and customizing LibreOffice<text:bookmark-end text:name="__RefHeading___Toc6767_3904770687"/></text:h>
      <text:p text:style-name="P15">You can change the default settings (options) in LibreOffice to suit your preferences. To change settings, go to <text:span text:style-name="Strong_20_Emphasis">Tools &gt; Options</text:span> on the Menu bar (<text:span text:style-name="Strong_20_Emphasis">LibreOffice &gt; Preferences</text:span> on macOS). Settings are described in the Help and in Chapter 2, Setting up LibreOffice, in the <text:span text:style-name="Emphasis">Getting Started Guide</text:span>. Some settings of particular interest to users of Writer are covered in Chapter 20, Setting up Writer, in this book.</text:p>
      <text:list xml:id="list800893993" text:style-name="Heading_20_Tip">
        <text:list-item>
          <text:p text:style-name="P39">Tip</text:p>
        </text:list-item>
      </text:list>
      <text:p text:style-name="P7">Many settings are intended for power users and programmers. If you do not understand what an option does, we recommend leaving it on the default setting unless instructions in this book recommend changing the setting.</text:p>
      <text:p text:style-name="P16">You can customize menus, toolbars, and keyboard shortcuts in LibreOffice, add new menus and toolbars, and assign macros to events. See Chapter 20, Customizing Writer, for details.</text:p>
      <text:h text:style-name="P33" text:outline-level="1"><text:bookmark-start text:name="__RefHeading__3640_1802778174"/><text:soft-page-break/>Extensions and add-ons<text:bookmark-end text:name="__RefHeading__3640_1802778174"/></text:h>
      <text:p text:style-name="P15">You can add functionality to LibreOffice with extensions and add-ons. Several extensions are installed with the program and you can get others from the official extensions repository, <text:a xlink:type="simple" xlink:href="https://extensions.libreoffice.org/" text:style-name="Internet_20_link" text:visited-style-name="Visited_20_Internet_20_Link">https://extensions.libreoffice.org/</text:a> and from other sources. See Chapter 20, Customizing Writer, for more information on installing extensions and add-ons.</text:p>
      <text:h text:style-name="P33" text:outline-level="1"><text:bookmark-start text:name="__RefHeading___Toc7837_133652940"/>Where to get more help<text:bookmark-end text:name="__RefHeading___Toc7837_133652940"/></text:h>
      <text:p text:style-name="P15">This book, the other LibreOffice user guides, the Help system, and user support systems assume that you are familiar with your computer and basic functions such as starting a program, opening and saving files.</text:p>
      <text:h text:style-name="P37" text:outline-level="2"><text:bookmark-start text:name="__RefHeading__22027_697337876"/>Help system<text:bookmark-end text:name="__RefHeading__22027_697337876"/></text:h>
      <text:p text:style-name="P15">LibreOffice comes with an extensive online Help system. This is your first line of support. Windows and Linux users can choose to download and install the offline Help for use when not connected to the Internet; the offline Help is installed with the program on MacOS.</text:p>
      <text:p text:style-name="P15">To display the Help system, press <text:span text:style-name="Keystroke">F1</text:span> or select <text:span text:style-name="Strong_20_Emphasis">Help &gt; LibreOffice Help</text:span> on the Menu bar. If you do not have the offline help installed on your computer and you are connected to the Internet, your default browser will open the online Help pages on the LibreOffice website.</text:p>
      <text:p text:style-name="P15">The <text:span text:style-name="Strong_20_Emphasis">Help</text:span> menu includes links to other LibreOffice information and support resources. Notice that options marked with a ‡ sign are only accessible if your computer is connected to the Internet.</text:p>
      <text:list xml:id="list424895429" text:style-name="L1">
        <text:list-item>
          <text:p text:style-name="P41"><text:span text:style-name="Strong_20_Emphasis">What's This?</text:span> For quick tips when a toolbar is visible, place the mouse pointer over any of the icons to see a small box (“tooltip”) with a brief explanation of the icon’s function. For a more detailed explanation, select <text:span text:style-name="Strong_20_Emphasis">Help &gt; What's This?</text:span> and hold the pointer over the icon. In addition, you can choose whether to activate Extended Tips using <text:span text:style-name="Strong_20_Emphasis">Tools &gt; Options &gt; LibreOffice &gt; General</text:span>.</text:p>
        </text:list-item>
        <text:list-item>
          <text:p text:style-name="P42"><text:span text:style-name="Strong_20_Emphasis">User Guides</text:span> <text:span text:style-name="SuperScript">‡</text:span> Opens your default browser at the Documentation page of the LibreOffice website <text:a xlink:type="simple" xlink:href="https://documentation.libreoffice.org/en/" text:style-name="Internet_20_link" text:visited-style-name="Visited_20_Internet_20_Link">https://documentation.libreoffice.org/en/</text:a>. There you will find user guides (to download as free PDFs or buy as printed copies) and other useful information.</text:p>
        </text:list-item>
        <text:list-item>
          <text:p text:style-name="P42"><text:span text:style-name="Strong_20_Emphasis">Show Tip of the Day</text:span> Opens a small window with a random tip on how to use LibreOffice.</text:p>
        </text:list-item>
        <text:list-item>
          <text:p text:style-name="P42"><text:span text:style-name="Strong_20_Emphasis">Get Help Online</text:span> <text:span text:style-name="SuperScript">‡</text:span> Opens your default browser at the Ask LibreOffice<text:span text:style-name="Internet_20_link"> </text:span>forum of questions and answers from the LibreOffice community <text:a xlink:type="simple" xlink:href="https://ask.libreoffice.org/en/questions/" text:style-name="Internet_20_link" text:visited-style-name="Visited_20_Internet_20_Link">https://ask.libreoffice.org/en/questions/</text:a>.</text:p>
        </text:list-item>
        <text:list-item>
          <text:p text:style-name="P42"><text:span text:style-name="Strong_20_Emphasis">Send Feedback</text:span> <text:span text:style-name="SuperScript">‡</text:span><text:span text:style-name="Strong_20_Emphasis"> </text:span>Opens your default browser at the Feedback page of the LibreOffice website <text:a xlink:type="simple" xlink:href="https://www.libreoffice.org/get-help/feedback/" text:style-name="Internet_20_link" text:visited-style-name="Visited_20_Internet_20_Link">https://www.libreoffice.org/get-help/feedback/</text:a>. From there you can report bugs, suggest new features and communicate with others in the LibreOffice community.</text:p>
        </text:list-item>
        <text:list-item>
          <text:p text:style-name="P43"><text:span text:style-name="Strong_20_Emphasis">Restart in Safe Mode</text:span> Opens a dialog where you can restart LibreOffice and reset the software to its default settings.</text:p>
        </text:list-item>
        <text:list-item>
          <text:p text:style-name="P43"><text:span text:style-name="Strong_20_Emphasis">Get Involved</text:span> <text:span text:style-name="SuperScript">‡</text:span> Opens your default browser at the Get Involved page of the LibreOffice website, <text:a xlink:type="simple" xlink:href="https://www.libreoffice.org/community/get-involved/" text:style-name="Internet_20_link" text:visited-style-name="Visited_20_Internet_20_Link">https://www.libreoffice.org/community/get-involved/</text:a>. There you can choose a topic of interest to help improve the program.</text:p>
        </text:list-item>
        <text:list-item>
          <text:p text:style-name="P42"><text:span text:style-name="Strong_20_Emphasis">Donate to LibreOffice</text:span> <text:span text:style-name="SuperScript">‡</text:span> Opens your default browser at the Donation page of the LibreOffice website <text:a xlink:type="simple" xlink:href="https://donate.libreoffice.org/" text:style-name="Internet_20_link" text:visited-style-name="Visited_20_Internet_20_Link">https://donate.libreoffice.org/</text:a>.</text:p>
        </text:list-item>
        <text:list-item>
          <text:p text:style-name="P43"><text:span text:style-name="Strong_20_Emphasis">License Information</text:span> Outlines the licenses under which LibreOffice is made available.</text:p>
        </text:list-item>
        <text:list-item>
          <text:p text:style-name="P44"><text:span text:style-name="Strong_20_Emphasis">Check for Updates</text:span> <text:span text:style-name="SuperScript">‡</text:span><text:span text:style-name="Strong_20_Emphasis"> </text:span>Opens a dialog and checks the LibreOffice website for updates to your version of the software.</text:p>
        </text:list-item>
        <text:list-item>
          <text:p text:style-name="P40"><text:soft-page-break/><text:span text:style-name="Strong_20_Emphasis">About LibreOffice</text:span> Opens a dialog and displays information about the version of LibreOffice and the operating system you are using. This information will often be requested if you ask the community for help or assistance with the software. (On macOS, this option is found under <text:span text:style-name="Strong_20_Emphasis">LibreOffice</text:span> on the Menu bar.)</text:p>
        </text:list-item>
      </text:list>
      <text:h text:style-name="P37" text:outline-level="2"><text:bookmark-start text:name="__RefHeading___Toc7839_133652940"/>Other free online support<text:bookmark-end text:name="__RefHeading___Toc7839_133652940"/></text:h>
      <text:p text:style-name="P15">The LibreOffice community not only develops software, but provides free, volunteer-based support. See Table <text:sequence-ref text:reference-format="value" text:ref-name="refTable0">1</text:sequence-ref><text:s/>and this web page: <text:a xlink:type="simple" xlink:href="https://www.libreoffice.org/get-help/" text:style-name="Internet_20_link" text:visited-style-name="Visited_20_Internet_20_Link">https://www.libreoffice.org/get-help/</text:a>.</text:p>
      <text:p text:style-name="P15">For comprehensive online support from the community, look at mailing lists and the Ask LibreOffice website, <text:a xlink:type="simple" xlink:href="https://ask.libreoffice.org/en/questions/" text:style-name="Internet_20_link" text:visited-style-name="Visited_20_Internet_20_Link">https://ask.libreoffice.org/en/questions/</text:a>. Other websites run by users also offer free tips and tutorials.</text:p>
      <text:p text:style-name="P28">Table <text:sequence text:ref-name="refTable0" text:name="Table" text:formula="ooow:Table+1" style:num-format="1">1</text:sequence>: Free support for LibreOffice users</text:p>
      <table:table table:name="Table1" table:style-name="Table1">
        <table:table-column table:style-name="Table1.A"/>
        <table:table-column table:style-name="Table1.B"/>
        <table:table-header-rows>
          <table:table-row table:style-name="Table1.1">
            <table:table-cell table:style-name="Table1.A1" table:number-columns-spanned="2" office:value-type="string">
              <text:p text:style-name="P9">Free LibreOffice support</text:p>
            </table:table-cell>
            <table:covered-table-cell/>
          </table:table-row>
        </table:table-header-rows>
        <table:table-row table:style-name="Table1.1">
          <table:table-cell table:style-name="Table1.A2" office:value-type="string">
            <text:p text:style-name="P22">FAQs</text:p>
          </table:table-cell>
          <table:table-cell table:style-name="Table1.A2" office:value-type="string">
            <text:p text:style-name="P22">Answers to frequently asked questions<text:span text:style-name="Internet_20_link"><text:line-break/></text:span><text:a xlink:type="simple" xlink:href="https://wiki.documentfoundation.org/Faq" text:style-name="Internet_20_link" text:visited-style-name="Visited_20_Internet_20_Link"><text:span text:style-name="Internet_20_link">https://wiki.documentfoundation.org/Faq</text:span></text:a></text:p>
          </table:table-cell>
        </table:table-row>
        <table:table-row table:style-name="Table1.1">
          <table:table-cell table:style-name="Table1.A3" office:value-type="string">
            <text:p text:style-name="P22">Mailing lists</text:p>
          </table:table-cell>
          <table:table-cell table:style-name="Table1.A3" office:value-type="string">
            <text:p text:style-name="P22">Free community support is provided by a network of experienced users<text:line-break/><text:a xlink:type="simple" xlink:href="https://www.libreoffice.org/get-help/mailing-lists/" text:style-name="Internet_20_link" text:visited-style-name="Visited_20_Internet_20_Link">https://www.libreoffice.org/get-help/mailing-lists/</text:a></text:p>
          </table:table-cell>
        </table:table-row>
        <table:table-row table:style-name="Table1.1">
          <table:table-cell table:style-name="Table1.A3" office:value-type="string">
            <text:p text:style-name="P19">Questions &amp; Answers and <text:line-break/>Knowledge Base</text:p>
          </table:table-cell>
          <table:table-cell table:style-name="Table1.A3" office:value-type="string">
            <text:p text:style-name="P21">Free community assistance is provided in a question &amp; answer format. Search similar topics or ask a new question in </text:p>
            <text:p text:style-name="P19"><text:a xlink:type="simple" xlink:href="https://ask.libreoffice.org/en/questions" text:style-name="Internet_20_link" text:visited-style-name="Visited_20_Internet_20_Link">https://ask.libreoffice.org/en/questions</text:a></text:p>
            <text:p text:style-name="P19">The service is available in several other languages; just replace /en/ with de, es, fr, ja, ko, nl, pt, tr, and many others in the web address above.</text:p>
          </table:table-cell>
        </table:table-row>
        <table:table-row table:style-name="Table1.1">
          <table:table-cell table:style-name="Table1.A5" office:value-type="string">
            <text:p text:style-name="P22">Native language support</text:p>
          </table:table-cell>
          <table:table-cell table:style-name="Table1.A5" office:value-type="string">
            <text:p text:style-name="P22">The LibreOffice website in various languages<text:line-break/><text:a xlink:type="simple" xlink:href="https://www.libreoffice.org/community/nlc/" text:style-name="Internet_20_link" text:visited-style-name="Visited_20_Internet_20_Link">https://www.libreoffice.org/community/nlc/</text:a></text:p>
            <text:p text:style-name="P22">Mailing lists for native languages<text:line-break/><text:a xlink:type="simple" xlink:href="https://wiki.documentfoundation.org/Local_Mailing_Lists" text:style-name="Internet_20_link" text:visited-style-name="Visited_20_Internet_20_Link">https://wiki.documentfoundation.org/Local_Mailing_Lists</text:a></text:p>
            <text:p text:style-name="P22">Information about social networking<text:line-break/><text:a xlink:type="simple" xlink:href="https://wiki.documentfoundation.org/Website/Web_Sites_services" text:style-name="Internet_20_link" text:visited-style-name="Visited_20_Internet_20_Link">https://wiki.documentfoundation.org/Website/Web_Sites_services</text:a></text:p>
          </table:table-cell>
        </table:table-row>
        <table:table-row table:style-name="Table1.1">
          <table:table-cell table:style-name="Table1.A3" office:value-type="string">
            <text:p text:style-name="P22">Accessibility options</text:p>
          </table:table-cell>
          <table:table-cell table:style-name="Table1.A3" office:value-type="string">
            <text:p text:style-name="P22">Information about available accessibility options. <text:a xlink:type="simple" xlink:href="https://www.libreoffice.org/get-help/accessibility/" text:style-name="Internet_20_link" text:visited-style-name="Visited_20_Internet_20_Link">https://www.libreoffice.org/get-help/accessibility/</text:a></text:p>
          </table:table-cell>
        </table:table-row>
        <table:table-row table:style-name="Table1.1">
          <table:table-cell table:style-name="Table1.A3" office:value-type="string">
            <text:p text:style-name="P20">OpenOffice Forum</text:p>
          </table:table-cell>
          <table:table-cell table:style-name="Table1.A3" office:value-type="string">
            <text:p text:style-name="P21">A forum that provides support for LibreOffice, among other open source office suites. <text:a xlink:type="simple" xlink:href="https://forum.openoffice.org/en/forum/" text:style-name="Internet_20_link" text:visited-style-name="Visited_20_Internet_20_Link">https://forum.openoffice.org/en/forum/</text:a> </text:p>
          </table:table-cell>
        </table:table-row>
      </table:table>
      <text:h text:style-name="P37" text:outline-level="2"><text:bookmark-start text:name="__RefHeading___Toc7835_3166819843"/>Paid support and training<text:bookmark-end text:name="__RefHeading___Toc7835_3166819843"/></text:h>
      <text:p text:style-name="P15"><text:bookmark-start text:name="__RefHeading__11255_20753521641"/>You can also pay for support through service contracts from a vendor or consulting firm specializing in LibreOffice. For information about certified professional support, see The Document Foundation’s website: <text:a xlink:type="simple" xlink:href="https://www.documentfoundation.org/gethelp/support/" text:style-name="Internet_20_link" text:visited-style-name="Visited_20_Internet_20_Link">https://www.documentfoundation.org/gethelp/support/</text:a>.<text:bookmark-end text:name="__RefHeading__11255_20753521641"/></text:p>
      <text:h text:style-name="P33" text:outline-level="1"><text:bookmark-start text:name="__RefHeading___Toc1107_1242887009"/>What you see may be different<text:bookmark-end text:name="__RefHeading___Toc1107_1242887009"/></text:h>
      <text:h text:style-name="P37" text:outline-level="2"><text:bookmark-start text:name="__RefHeading__11257_2075352164"/>Illustrations<text:bookmark-end text:name="__RefHeading__11257_2075352164"/></text:h>
      <text:p text:style-name="P15">LibreOffice runs on Windows, Linux, and macOS operating systems, each of which has several versions and can be customized by users (fonts, colors, themes, window managers). The illustrations in this guide were taken from a variety of computers and operating systems. Therefore, some illustrations will not look exactly like what you see on your computer display.</text:p>
      <text:p text:style-name="P10"><text:soft-page-break/>Also, some of the dialogs may be different because of the settings selected in LibreOffice. You can either use dialogs from your computer’s operating system or from LibreOffice. The differences affect mainly Open, Save, and Print dialogs. To change which dialogs are used, go to <text:span text:style-name="Strong_20_Emphasis">Tools &gt; Options &gt; LibreOffice &gt; General</text:span> and select or deselect the option <text:span text:style-name="Strong_20_Emphasis">Use LibreOffice dialogs</text:span>.</text:p>
      <text:h text:style-name="P37" text:outline-level="2"><text:bookmark-start text:name="__RefHeading__7596_641027044"/>Icons<text:bookmark-end text:name="__RefHeading__7596_641027044"/></text:h>
      <text:p text:style-name="P11">The LibreOffice community has created icons for several icon sets, including Breeze, Colibre, Elementary, Karasa Jaga, Sifr, and Sukapura; some are also available in a dark version. As a user, you can can select <text:bookmark text:name="result_box10"/>your preferred set. The icons in this guide have been taken from a variety of LibreOffice installations that use different sets of icons, so the icons you see may differ from the ones used in this guide.</text:p>
      <text:p text:style-name="P12">To change the icon set used, go to <text:span text:style-name="Strong_20_Emphasis">Tools &gt; Options &gt; LibreOffice &gt; View</text:span>. In the <text:span text:style-name="Emphasis">Icon Style</text:span> section, choose from the drop-down lists under Icon style.</text:p>
      <text:h text:style-name="P33" text:outline-level="1"><text:bookmark-start text:name="__RefHeading__11174_1241987491"/>Using LibreOffice on macOS<text:bookmark-end text:name="__RefHeading__11174_1241987491"/></text:h>
      <text:p text:style-name="P15">Some keystrokes and menu items are different on macOS from those used in Windows and Linux. The table below gives some common substitutions for the instructions in this chapter. For a more detailed list, see the application Help.</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9">Windows or Linux</text:p>
          </table:table-cell>
          <table:table-cell table:style-name="Table5.A1" office:value-type="string">
            <text:p text:style-name="P9">macOS equivalent</text:p>
          </table:table-cell>
          <table:table-cell table:style-name="Table5.A1" office:value-type="string">
            <text:p text:style-name="P9">Effect</text:p>
          </table:table-cell>
        </table:table-row>
        <table:table-row table:style-name="Table5.1">
          <table:table-cell table:style-name="Table5.A2" office:value-type="string">
            <text:p text:style-name="P22"><text:span text:style-name="Strong_20_Emphasis">Tools &gt; Options</text:span> <text:line-break/>menu selection</text:p>
          </table:table-cell>
          <table:table-cell table:style-name="Table5.A2" office:value-type="string">
            <text:p text:style-name="P22"><text:span text:style-name="Strong_20_Emphasis">LibreOffice &gt; Preferences</text:span></text:p>
          </table:table-cell>
          <table:table-cell table:style-name="Table5.A2" office:value-type="string">
            <text:p text:style-name="P22">Access setup options</text:p>
          </table:table-cell>
        </table:table-row>
        <table:table-row table:style-name="Table5.1">
          <table:table-cell table:style-name="Table5.A2" office:value-type="string">
            <text:p text:style-name="P22">Right-click</text:p>
          </table:table-cell>
          <table:table-cell table:style-name="Table5.A2" office:value-type="string">
            <text:p text:style-name="P22">Control+click and/or right-click depending on computer setup</text:p>
          </table:table-cell>
          <table:table-cell table:style-name="Table5.A2" office:value-type="string">
            <text:p text:style-name="P22">Opens a context menu</text:p>
          </table:table-cell>
        </table:table-row>
        <table:table-row table:style-name="Table5.1">
          <table:table-cell table:style-name="Table5.A2" office:value-type="string">
            <text:p text:style-name="P22">Ctrl (Control)</text:p>
          </table:table-cell>
          <table:table-cell table:style-name="Table5.A2" office:value-type="string">
            <text:p text:style-name="P22">⌘ (Command)</text:p>
          </table:table-cell>
          <table:table-cell table:style-name="Table5.A2" office:value-type="string">
            <text:p text:style-name="P22">Used with other keys</text:p>
          </table:table-cell>
        </table:table-row>
        <table:table-row table:style-name="Table5.1">
          <table:table-cell table:style-name="Table5.A2" office:value-type="string">
            <text:p text:style-name="P22">F11</text:p>
          </table:table-cell>
          <table:table-cell table:style-name="Table5.A2" office:value-type="string">
            <text:p text:style-name="P22">⌘+T</text:p>
          </table:table-cell>
          <table:table-cell table:style-name="Table5.A2" office:value-type="string">
            <text:p text:style-name="P22">Open the sidebar Styles deck</text:p>
          </table:table-cell>
        </table:table-row>
      </table:table>
      <text:h text:style-name="P33" text:outline-level="1"><text:bookmark-start text:name="__RefHeading__11261_2075352164"/>Frequently asked questions<text:bookmark-end text:name="__RefHeading__11261_2075352164"/></text:h>
      <text:p text:style-name="P4"><text:reference-mark-start text:name="How is OOo licensed?"/>How is LibreOffice licensed?<text:reference-mark-end text:name="How is OOo licensed?"/></text:p>
      <text:p text:style-name="P6">LibreOffice is distributed under <text:alphabetical-index-mark text:string-value="Open Source Initiative (OSI)"/>the Open Source Initiative (OSI) approved Mozilla Public License (MPL). See <text:a xlink:type="simple" xlink:href="https://www.libreoffice.org/about-us/licenses/" text:style-name="Internet_20_link" text:visited-style-name="Visited_20_Internet_20_Link">https://www.libreoffice.org/about-us/licenses/</text:a> </text:p>
      <text:p text:style-name="P6">It is based on code from Apache OpenOffice made available under the Apache License 2.0 but also includes software that differs from version to version under a variety of other Open Source licenses. New code is available under LGPL 3.0 and MPL 2.0.</text:p>
      <text:p text:style-name="P4">May I distribute LibreOffice to anyone? May I sell it? May I use it in my business?</text:p>
      <text:p text:style-name="P5">Yes.</text:p>
      <text:p text:style-name="P3">How many computers may I install it on?</text:p>
      <text:p text:style-name="P5">As many as you like.</text:p>
      <text:p text:style-name="P4">Why do I need Java to run LibreOffice? Is it written in Java?</text:p>
      <text:p text:style-name="P6">LibreOffice is not written in Java; it is written in the C++ language. Java is one of several languages that can be used to extend the software. The Java JDK/JRE is only required for some features. The most notable one is the HSQLDB relational database engine.</text:p>
      <text:p text:style-name="P6">Java is available at no cost. More information and download links to the appropriate edition for your operating system can be found at: <text:a xlink:type="simple" xlink:href="https://java.com/en/download/manual.jsp" text:style-name="Internet_20_link" text:visited-style-name="Visited_20_Internet_20_Link"><text:span text:style-name="Internet_20_link">https://java.com/en/download/manual.jsp</text:span></text:a></text:p>
      <text:list xml:id="list124258199486028" text:continue-list="list47338761" text:style-name="Heading_20_Note">
        <text:list-item>
          <text:p text:style-name="P38"><text:soft-page-break/>Note</text:p>
        </text:list-item>
      </text:list>
      <text:p text:style-name="P8">If you want to use LibreOffice features that require Java, it is important that the correct 32-bit or 64-bit edition matches the installed version of LibreOffice. See the Advanced Options in Chapter 2 of this guide. If you do not want to use Java, you can still use nearly all of the LibreOffice features.</text:p>
      <text:p text:style-name="P4">How can I contribute to LibreOffice?</text:p>
      <text:p text:style-name="P5">You can help with the development and user support of LibreOffice in many ways, and you do not need to be a programmer. To start, check out this web page: <text:a xlink:type="simple" xlink:href="https://www.libreoffice.org/community/get-involved/" text:style-name="Internet_20_link" text:visited-style-name="Visited_20_Internet_20_Link">https://www.libreoffice.org/community/get-involved/</text:a>.</text:p>
      <text:p text:style-name="P3">May I distribute the PDF of this book, or print and sell copies?</text:p>
      <text:p text:style-name="P5">Yes, as long as you meet the requirements of one of the licenses in the copyright statement at the beginning of this book. You do not have to request special permission. We request that you share with the project some of the profits you make from sales of books, in consideration of all the work we have put into producing them. Visit <text:a xlink:type="simple" xlink:href="https://www.libreoffice.org/donate/" text:style-name="Internet_20_link" text:visited-style-name="Visited_20_Internet_20_Link">https://www.libreoffice.org/donate/</text:a> for instructions on how to donate to LibreOffic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OpenSymbol2" svg:font-family="OpenSymbol" style:font-adornments="Regular" style:font-charset="x-symbol"/>
    <style:font-face style:name="OpenSymbol1" svg:font-family="OpenSymbol"/>
    <style:font-face style:name="StarSymbol" svg:font-family="StarSymbol"/>
    <style:font-face style:name="Liberation Sans5"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2"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1"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1"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1"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3"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3"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style:contextual-spacing="false" fo:orphans="2" fo:widows="2" fo:text-indent="-0.3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1"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style:contextual-spacing="false" fo:orphans="2" fo:widows="2"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Numbering_20_Symbols" style:display-name="Numbering Symbols" style:family="text">
      <style:text-properties style:font-name="Liberation Sans" fo:font-family="'Liberation Sans'" style:font-style-name="Regular" style:font-family-generic="swiss" style:font-pitch="variable"/>
    </style:style>
    <style:style style:name="Code" style:family="text">
      <style:text-properties style:font-name="Liberation Mono1"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 fo:font-family="'Liberation Sans'" style:font-style-name="Regular" style:font-family-generic="swiss" style:font-pitch="variabl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 fo:font-family="'Liberation Sans'" style:font-style-name="Regular" style:font-family-generic="swiss" style:font-pitch="variable" fo:font-weight="bold"/>
    </style:style>
    <style:style style:name="Visited_20_Internet_20_Link" style:display-name="Visited Internet Link" style:family="text">
      <style:text-properties fo:color="#800000" loext:opacity="1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1"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style:font-name="Liberation Sans1" fo:font-family="'Liberation Sans'" style:font-style-name="Italic" style:font-family-generic="swiss" style:font-pitch="variable" fo:font-style="italic" style:font-style-asian="italic" style:font-style-complex="italic"/>
    </style:style>
    <style:style style:name="Bullet_20_Symbols_20__28_user_29_" style:display-name="Bullet Symbols (user)" style:family="text">
      <style:text-properties style:font-name="Liberation Sans" fo:font-family="'Liberation Sans'" style:font-style-name="Regular" style:font-family-generic="swiss" style:font-pitch="variable"/>
    </style:style>
    <style:style style:name="Footnote_20_anchor" style:display-name="Footnote anchor" style:family="text">
      <style:text-properties style:text-position="super 58%" style:font-name="Liberation Sans" fo:font-family="'Liberation Sans'" style:font-style-name="Regular" style:font-family-generic="swiss" style:font-pitch="variable"/>
    </style:style>
    <style:style style:name="Definition" style:family="text">
      <style:text-properties style:font-name="Liberation Sans"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 fo:font-family="'Liberation Sans'" style:font-style-name="Regular" style:font-family-generic="swiss" style:font-pitch="variable"/>
    </style:style>
    <style:style style:name="Endnote_20_Symbol" style:display-name="Endnote Symbol" style:family="text">
      <style:text-properties style:font-name="Liberation Sans" fo:font-family="'Liberation Sans'" style:font-style-name="Regular" style:font-family-generic="swiss" style:font-pitch="variable"/>
    </style:style>
    <style:style style:name="Footnote_20_Symbol" style:display-name="Footnote Symbol" style:family="text">
      <style:text-properties style:font-name="Liberation Sans" fo:font-family="'Liberation Sans'" style:font-style-name="Regular" style:font-family-generic="swiss" style:font-pitch="variable"/>
    </style:style>
    <style:style style:name="Main_20_index_20_entry" style:display-name="Main index entry" style:family="text">
      <style:text-properties style:font-name="Liberation Sans3"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 fo:font-family="'Liberation Sans'" style:font-style-name="Regular" style:font-family-generic="swiss" style:font-pitch="variable"/>
    </style:style>
    <style:style style:name="Vertical_20_Numbering_20_Symbols" style:display-name="Vertical Numbering Symbols" style:family="text">
      <style:text-properties style:font-name="Liberation Sans" fo:font-family="'Liberation Sans'" style:font-style-name="Regular" style:font-family-generic="swiss" style:font-pitch="variable" style:text-rotation-angle="90" style:text-rotation-scale="line-height"/>
    </style:style>
    <style:style style:name="Citation" style:family="text">
      <style:text-properties style:font-name="Liberation Sans1"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 fo:font-family="'Liberation Sans'" style:font-style-name="Regular" style:font-family-generic="swiss" style:font-pitch="variable"/>
    </style:style>
    <style:style style:name="SuperScript" style:family="text" style:parent-style-name="Strong_20_Emphasis">
      <style:text-properties style:text-position="super 60%" style:font-name="Liberation Sans3" fo:font-family="'Liberation Sans'" style:font-style-name="Bold" style:font-family-generic="swiss" style:font-pitch="variable" fo:font-size="11pt" fo:font-weight="bold" officeooo:rsid="012ae953" style:font-name-asian="Liberation Sans5" style:font-family-asian="'Liberation Sans'" style:font-style-name-asian="Regular" style:font-family-generic-asian="swiss" style:font-size-asian="10.5pt" style:font-weight-asian="bold" style:font-name-complex="Liberation Sans5" style:font-family-complex="'Liberation Sans'" style:font-style-name-complex="Regular" style:font-family-generic-complex="swiss" style:font-weight-complex="bol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2"/>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07">
      <number:year number:style="long"/>
    </number:date-style>
    <number:date-style style:name="N10121" number:language="en" number:country="US" number:title="User-defined">
      <number:year number:style="long"/>
    </number:date-styl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4ff219"/>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officeooo:rsid="00945b6d"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Frequently asked questions</text:chapter> | <text:page-number text:select-page="current">7</text:page-number></text:p>
      </style:footer>
      <style:footer-left>
        <text:p text:style-name="Footer"><text:page-number text:select-page="current">8</text:page-number><text:s/>| <text:title>Preface</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Preface</text:title><text:s/>| <text:page-number text:select-page="current">3</text:page-number></text:p>
      </style:footer>
      <style:footer-left>
        <text:p text:style-name="Footer"><text:page-number text:select-page="current">0</text:page-number>| <text:title>Preface</text:title></text:p>
      </style:footer-left>
      <style:footer-first>
        <text:p text:style-name="MP2"><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0-22T17:01:52.708639269</meta:creation-date>
    <meta:editing-duration>P0D</meta:editing-duration>
    <meta:editing-cycles>1</meta:editing-cycles>
    <meta:generator>LibreOffice/7.1.2.2$Linux_X86_64 LibreOffice_project/8a45595d069ef5570103caea1b71cc9d82b2aae4</meta:generator>
    <dc:title>Preface</dc:title>
    <meta:document-statistic meta:table-count="4" meta:image-count="1" meta:object-count="0" meta:page-count="8" meta:paragraph-count="146" meta:word-count="2060" meta:character-count="13555" meta:non-whitespace-character-count="11648"/>
    <meta:user-defined meta:name="Guide Name">Writer Guide</meta:user-defined>
    <meta:user-defined meta:name="LibreOffice Version">7.1</meta:user-defined>
    <meta:template xlink:type="simple" xlink:actuate="onRequest" xlink:title="LibreOffice_7.x_Template" xlink:href="../../../../Templates/TDF%20Documentation%20Team/LibreOffice_7.x_Template.ott" meta:date="2020-10-22T17:01:51.784043816"/>
  </office:meta>
</office:document-meta>
</file>